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/>
    </style:style>
    <style:style style:name="P8" style:family="paragraph" style:parent-style-name="Standard">
      <style:paragraph-properties fo:text-align="justify" style:justify-single-word="false"/>
      <style:text-properties fo:color="#009933" style:text-underline-style="none" fo:font-weight="normal" style:font-weight-asian="normal" style:font-weight-complex="normal"/>
    </style:style>
    <style:style style:name="P9" style:family="paragraph" style:parent-style-name="Preformatted_20_Text">
      <style:paragraph-properties fo:text-align="justify" style:justify-single-word="false"/>
      <style:text-properties fo:color="#6a8759" style:font-name="Menlo" fo:font-size="9pt" style:text-underline-style="none" fo:font-weight="normal" style:font-weight-asian="normal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1" style:family="paragraph" style:parent-style-name="Preformatted_20_Text">
      <style:paragraph-properties fo:text-align="justify" style:justify-single-word="false"/>
      <style:text-properties fo:color="#bbb529" style:font-name="Menlo" fo:font-size="9pt" style:text-underline-style="none" fo:font-weight="normal" style:font-weight-asian="normal" style:font-weight-complex="normal"/>
    </style:style>
    <style:style style:name="P12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/>
    </style:style>
    <style:style style:name="P13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14" style:family="paragraph" style:parent-style-name="Preformatted_20_Text">
      <style:paragraph-properties fo:background-color="#2b2b2b">
        <style:background-image/>
      </style:paragraph-properties>
      <style:text-properties fo:color="#a9b7c6" style:font-name="Menlo" fo:font-size="9pt"/>
    </style:style>
    <style:style style:name="P15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 style:font-name="Menlo" fo:font-size="9pt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9933" style:text-underline-style="none" fo:font-weight="normal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" style:family="text">
      <style:text-properties fo:font-weight="bold"/>
    </style:style>
    <style:style style:name="T2" style:family="text">
      <style:text-properties style:text-underline-style="none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color="#cc7832"/>
    </style:style>
    <style:style style:name="T5" style:family="text">
      <style:text-properties fo:color="#cc7832" style:font-name="Menlo" fo:font-size="9pt"/>
    </style:style>
    <style:style style:name="T6" style:family="text">
      <style:text-properties fo:color="#ffc66d"/>
    </style:style>
    <style:style style:name="T7" style:family="text">
      <style:text-properties style:font-name="Menlo" fo:font-size="9pt"/>
    </style:style>
    <style:style style:name="T8" style:family="text">
      <style:text-properties fo:color="#9876aa" style:font-name="Menlo" fo:font-size="9pt"/>
    </style:style>
    <style:style style:name="T9" style:family="text">
      <style:text-properties fo:color="#808080"/>
    </style:style>
    <style:style style:name="T10" style:family="text">
      <style:text-properties fo:color="#808080" style:font-name="Menlo" fo:font-size="9pt"/>
    </style:style>
    <style:style style:name="T11" style:family="text">
      <style:text-properties fo:color="#a8c023"/>
    </style:style>
    <style:style style:name="T12" style:family="text">
      <style:text-properties fo:color="#a8c023" style:font-name="Menlo" fo:font-size="9pt" fo:font-style="italic"/>
    </style:style>
    <style:style style:name="T13" style:family="text">
      <style:text-properties fo:color="#6a8759" style:font-name="Menlo" fo:font-size="9pt"/>
    </style:style>
    <style:style style:name="T14" style:family="text">
      <style:text-properties fo:color="#6897bb" style:font-name="Menlo" fo:font-size="9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acle Database</text:p>
      <text:p text:style-name="P2"/>
      <text:p text:style-name="P2"/>
      <text:p text:style-name="P2">Structured Query Language</text:p>
      <text:p text:style-name="P2"/>
      <text:p text:style-name="P2">Relational Database Management System</text:p>
      <text:p text:style-name="P2">DDL - Data Definition Language - Definieren des Datenbankschemas</text:p>
      <text:p text:style-name="P2">DML - Data Manipulation Language - Manipulation</text:p>
      <text:p text:style-name="P2">DAO - Data Access Object</text:p>
      <text:p text:style-name="P2"/>
      <text:p text:style-name="P2">Relations - mathematischer Ausdruck um Tabellen zu beschreiben</text:p>
      <text:p text:style-name="P2"/>
      <text:p text:style-name="P2"/>
      <text:p text:style-name="P2">Entities</text:p>
      <text:p text:style-name="P2"/>
      <text:p text:style-name="P2">generic</text:p>
      <text:p text:style-name="P2">- z.B. Person, Hund</text:p>
      <text:p text:style-name="P2"/>
      <text:p text:style-name="P2">specific</text:p>
      <text:p text:style-name="P2">- z.B. serial number, Lassy</text:p>
      <text:p text:style-name="P2"/>
      <text:p text:style-name="P2"/>
      <text:p text:style-name="P2">Attribute</text:p>
      <text:p text:style-name="P2"/>
      <text:p text:style-name="P2">generic</text:p>
      <text:p text:style-name="P2">- Name, Alter, Gewicht</text:p>
      <text:p text:style-name="P2"/>
      <text:p text:style-name="P2">specific</text:p>
      <text:p text:style-name="P2">- niedlich, 25,-€, braunes Fell</text:p>
      <text:p text:style-name="P2"/>
      <text:p text:style-name="P2"/>
      <text:p text:style-name="P2">-&gt; Titel von Tabellen sind generic, Einträge sind specific</text:p>
      <text:p text:style-name="P2"/>
      <text:p text:style-name="P2"/>
      <text:p text:style-name="P2"/>
      <text:p text:style-name="P2">Tabelle:</text:p>
      <text:p text:style-name="P2">NULL - beschreibt die Nichtexistenz eines Wertes</text:p>
      <text:p text:style-name="P2"/>
      <text:p text:style-name="P2"/>
      <text:p text:style-name="P2">- es muss die Integrität der Datenbank bewahrt werden (z.B. User &lt;-&gt; Bestellung -&gt; wenn der User gelöscht wird, was passiert mit der Bestellung? -&gt; die Richtigkeit/Vollständigkeit muss sichergestellt werden)</text:p>
      <text:p text:style-name="P2">-&gt; Constraints</text:p>
      <text:p text:style-name="P2"/>
      <text:p text:style-name="P2">Constraints</text:p>
      <text:p text:style-name="P2">- z.B. das Löschen von Daten verhindern, wenn bestimmte Abhängigkeiten bestehen</text:p>
      <text:p text:style-name="P2">- beschützen die Primary und Foreign Key Relationships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h2-Datenbank - relationale Datenbank</text:p>
      <text:p text:style-name="P2">- kann man im Speicher halten, während das Programm läuft</text:p>
      <text:p text:style-name="P2">- gut für Tests</text:p>
      <text:p text:style-name="P2">- kann man auch in Datei speichern </text:p>
      <text:p text:style-name="P2"/>
      <text:p text:style-name="P2">MERGE INTO tabellenname KEY(id) VALUES</text:p>
      <text:p text:style-name="P2"/>
      <text:p text:style-name="P2"/>
      <text:p text:style-name="P2">KEY(id) - wie heisst der primary key der tabelle</text:p>
      <text:p text:style-name="P2"/>
      <text:p text:style-name="P2"/>
      <text:p text:style-name="P2">JDBC - Java Database Connectivity</text:p>
      <text:p text:style-name="P2"/>
      <text:p text:style-name="P2"/>
      <text:p text:style-name="P9">MERGE INTO todo_list KEY(id) VALUES </text:p>
      <text:p text:style-name="P5">-&gt; gegen insert austauschen -&gt; Unterschied klären</text:p>
      <text:p text:style-name="P5">-&gt; keine ID angeben <text:s/>--&gt; prüfen, ob Eintrag schon vorhanden, sonst Fehlermeldung</text:p>
      <text:p text:style-name="P3"/>
      <text:p text:style-name="P3">SQL-Injection</text:p>
      <text:p text:style-name="P3">Problem mit Prepared Statement lösen</text:p>
      <text:p text:style-name="P3"/>
      <text:p text:style-name="P3">bei delete nur id übergeben</text:p>
      <text:p text:style-name="P3"/>
      <text:p text:style-name="P3"/>
      <text:p text:style-name="P4">UNION-Befehl</text:p>
      <text:p text:style-name="P3"/>
      <text:p text:style-name="P3"/>
      <text:p text:style-name="P3">- Verbinden zweier SELECT-Befehle</text:p>
      <text:p text:style-name="P3"/>
      <text:p text:style-name="P8">2 neue Spalten:</text:p>
      <text:p text:style-name="P8">Datum, wann Datensatz angelegt -&gt; created_at</text:p>
      <text:p text:style-name="P8">--&gt; aktuellen Timestamp an save und update übergeben (created_at = modified_at)</text:p>
      <text:p text:style-name="P8">Datum, wenn Datensatz aktualisiert wird -&gt; modified_at</text:p>
      <text:p text:style-name="P8">--&gt; aktuellen Timestamp durch die Methode Update nur für modified_at übergeben</text:p>
      <text:p text:style-name="P3"/>
      <text:p text:style-name="P3">- Datum sekundengenau</text:p>
      <text:p text:style-name="P3">- Entität 2 neue Felder - java.util.date (in beide Richtungen konvertieren)</text:p>
      <text:p text:style-name="P3"/>
      <text:p text:style-name="P3">alter table, add column (wenn schon da, nicht ändern -&gt; Java-Format zu Datenbankformat und umgekehrt zum Auslesen)</text:p>
      <text:p text:style-name="P3">-----------------------------</text:p>
      <text:p text:style-name="P3">TODO-Items in Kategorien</text:p>
      <text:p text:style-name="P3">1:n-Beziehung, neue Tabelle mit Kategorien (auch mit created und modified-Spalte)</text:p>
      <text:p text:style-name="P3">CategoryDao -&gt; in dem Dao der Kategorie eine Collection </text:p>
      <text:p text:style-name="P3">CategoryItem -&gt; </text:p>
      <text:p text:style-name="P3">category NOT NULL (evtl. default-Kategorie)</text:p>
      <text:p text:style-name="P3"/>
      <text:p text:style-name="P3"/>
      <text:p text:style-name="P8">1. Tabelle erstellen</text:p>
      <text:p text:style-name="P8">2. Fremdschlüssel einfügen</text:p>
      <text:p text:style-name="P8">3. Beispieldaten bereitstellen</text:p>
      <text:p text:style-name="P8">4. CategoryItem erstellen</text:p>
      <text:p text:style-name="P8"><text:soft-page-break/>5. TodoListItem und TodoListItemDao anpassen an neue Spalte cat (foreign key)</text:p>
      <text:p text:style-name="P8">6. CategoryItemDao erstellen</text:p>
      <text:p text:style-name="P8">7. Standardabfragen implementieren</text:p>
      <text:p text:style-name="P8">8. Abfrage für beide Tabellen zu CategoryDao hinzufügen (finde alle TODOs zu einer Kategorie und gib auch aus, ob sie offen sind)</text:p>
      <text:p text:style-name="P3">9. Kategorien dürfen in der Datenbank nicht doppelt sein (unique constraint)</text:p>
      <text:p text:style-name="P3">10. eine Kategorie einem Task zuordnen</text:p>
      <text:p text:style-name="P3"/>
      <text:p text:style-name="P3">die Category soll die Liste mit den dazugehörigen Todos mit anzeigen</text:p>
      <text:p text:style-name="P3">explizites join-statement</text:p>
      <text:p text:style-name="P3"/>
      <text:p text:style-name="P3"/>
      <text:p text:style-name="P3"/>
      <text:p text:style-name="P3">--------------------------</text:p>
      <text:p text:style-name="P3"/>
      <text:p text:style-name="P3">auto increment id beim Einfügen von daten weglassen:</text:p>
      <text:p text:style-name="P3"/>
      <text:p text:style-name="P3">So, even if <text:span text:style-name="Source_20_Text">uid</text:span> has the <text:span text:style-name="Source_20_Text">autoincrement</text:span> flag, you still need to specify in the insert statement for which columns you present values. As a solution, you can simply modify your insert statement:</text:p>
      <text:p text:style-name="P3"/>
      <text:p text:style-name="P3"/>
      <text:p text:style-name="P11">@Override</text:p>
      <text:p text:style-name="P14"><text:span text:style-name="T4">public </text:span>TodoListItem <text:span text:style-name="T6">save</text:span>(TodoListItem entity) {</text:p>
      <text:p text:style-name="P13"><text:s text:c="4"/><text:span text:style-name="T8">con </text:span><text:span text:style-name="T7">= getConnection()</text:span><text:span text:style-name="T5">;</text:span></text:p>
      <text:p text:style-name="P13"><text:span text:style-name="T4"><text:s text:c="4"/></text:span><text:span text:style-name="T7">TodoListItem savedItem = </text:span><text:span text:style-name="T5">null;</text:span></text:p>
      <text:p text:style-name="P13"><text:span text:style-name="T4"><text:s text:c="4"/></text:span><text:span text:style-name="T10">// </text:span><text:span text:style-name="T12">TODO setID ist überflüssig</text:span></text:p>
      <text:p text:style-name="P13"><text:span text:style-name="T11"><text:s text:c="4"/></text:span><text:span text:style-name="T5">try </text:span><text:span text:style-name="T7">{ <text:s text:c="41"/></text:span><text:span text:style-name="T10">// Spalten angeben, weil id weggelassen!!</text:span></text:p>
      <text:p text:style-name="P13"><text:span text:style-name="T9"><text:s text:c="8"/></text:span><text:span text:style-name="T7">String queryString = </text:span><text:span text:style-name="T13">"INSERT INTO todo_list (task, done, created_at, modified_at) VALUES (?, ?, ?, ?)"</text:span><text:span text:style-name="T5">;</text:span></text:p>
      <text:p text:style-name="P13"><text:span text:style-name="T4"><text:s text:c="8"/></text:span><text:span text:style-name="T8">preparedStatement </text:span><text:span text:style-name="T7">= </text:span><text:span text:style-name="T8">con</text:span><text:span text:style-name="T7">.prepareStatement(queryString)</text:span><text:span text:style-name="T5">;</text:span></text:p>
      <text:p text:style-name="P13"><text:span text:style-name="T4"><text:s text:c="8"/></text:span><text:span text:style-name="T8">preparedStatement</text:span><text:span text:style-name="T7">.setString(</text:span><text:span text:style-name="T14">1</text:span><text:span text:style-name="T5">, </text:span><text:span text:style-name="T7">entity.getTask())</text:span><text:span text:style-name="T5">;</text:span></text:p>
      <text:p text:style-name="P13"><text:span text:style-name="T4"><text:s text:c="8"/></text:span><text:span text:style-name="T8">preparedStatement</text:span><text:span text:style-name="T7">.setBoolean(</text:span><text:span text:style-name="T14">2</text:span><text:span text:style-name="T5">, </text:span><text:span text:style-name="T7">entity.isDone())</text:span><text:span text:style-name="T5">;</text:span></text:p>
      <text:p text:style-name="P13"><text:span text:style-name="T4"><text:s text:c="8"/></text:span><text:span text:style-name="T8">preparedStatement</text:span><text:span text:style-name="T7">.setTimestamp(</text:span><text:span text:style-name="T14">3</text:span><text:span text:style-name="T5">, </text:span><text:span text:style-name="T7">entity.getCreatedAt())</text:span><text:span text:style-name="T5">;</text:span></text:p>
      <text:p text:style-name="P13"><text:span text:style-name="T4"><text:s text:c="8"/></text:span><text:span text:style-name="T8">preparedStatement</text:span><text:span text:style-name="T7">.setTimestamp(</text:span><text:span text:style-name="T14">4</text:span><text:span text:style-name="T5">, </text:span><text:span text:style-name="T7">entity.getModifiedAt())</text:span><text:span text:style-name="T5">;</text:span></text:p>
      <text:p text:style-name="P13"><text:span text:style-name="T4"><text:s text:c="8"/></text:span><text:span text:style-name="T8">preparedStatement</text:span><text:span text:style-name="T7">.execute()</text:span><text:span text:style-name="T5">;</text:span></text:p>
      <text:p text:style-name="P13"><text:span text:style-name="T4"><text:s text:c="8"/></text:span><text:span text:style-name="T7">savedItem = findById(entity.getId())</text:span><text:span text:style-name="T5">; <text:s/></text:span><text:span text:style-name="T10">// nur für die Ausgabe</text:span></text:p>
      <text:p text:style-name="P12"><text:span text:style-name="T9"><text:s text:c="4"/></text:span><text:span text:style-name="T7">} </text:span><text:span text:style-name="T5">catch </text:span><text:span text:style-name="T7">(SQLException e) {</text:span></text:p>
      <text:p text:style-name="P15"><text:tab/>...</text:p>
      <text:p text:style-name="P15">}</text:p>
      <text:p text:style-name="P3"/>
      <text:p text:style-name="P3"/>
      <text:p text:style-name="P3"/>
      <text:p text:style-name="P3"/>
      <text:p text:style-name="P6">Datumsformate</text:p>
      <text:p text:style-name="P3"/>
      <text:p text:style-name="P3"/>
      <text:p text:style-name="P3">DATE</text:p>
      <text:p text:style-name="P3"/>
      <text:p text:style-name="P3">DATETIME</text:p>
      <text:p text:style-name="P3"/>
      <text:p text:style-name="P3">TIMESTAMP</text:p>
      <text:p text:style-name="P3"/>
      <text:p text:style-name="P3"><text:soft-page-break/>TIME</text:p>
      <text:p text:style-name="P3"/>
      <text:p text:style-name="P2">RESTful API angucken</text:p>
      <text:p text:style-name="P2"/>
      <text:p text:style-name="P2"/>
      <text:p text:style-name="P10"><text:span text:style-name="Source_20_Text">DateFormat</text:span></text:p>
      <text:p text:style-name="P2"/>
      <text:p text:style-name="P7"><text:span text:style-name="T2">Aktuell für Java verwendet: </text:span><text:span text:style-name="T1">org.joda.time.DateTime</text:span></text:p>
      <text:p text:style-name="P2"/>
      <text:p text:style-name="P2"/>
      <text:p text:style-name="P2"/>
      <text:p text:style-name="P6">JOINS</text:p>
      <text:p text:style-name="P2"/>
      <text:p text:style-name="P2"/>
      <text:p text:style-name="P16"><text:a xlink:type="simple" xlink:href="https://www.tutorialspoint.com/sql/sql-inner-joins.htm" text:style-name="Internet_20_link" text:visited-style-name="Visited_20_Internet_20_Link">INNER JOIN:</text:a><text:span text:style-name="T3"> gibt Zeilen aus, wenn ein Treffer in beiden Tabellen erzielt wurde</text:span></text:p>
      <text:p text:style-name="P16"><text:a xlink:type="simple" xlink:href="https://www.tutorialspoint.com/sql/sql-left-joins.htm" text:style-name="Internet_20_link" text:visited-style-name="Visited_20_Internet_20_Link">LEFT JOIN:</text:a> <text:s/>gibt alle Zeilen der linken Tabelle zurück, auch wenn auf der rechten Seite keine Treffer sind</text:p>
      <text:p text:style-name="P16"><text:a xlink:type="simple" xlink:href="https://www.tutorialspoint.com/sql/sql-right-joins.htm" text:style-name="Internet_20_link" text:visited-style-name="Visited_20_Internet_20_Link">RIGHT JOIN:</text:a> gibt alle Zeilen der rechten Tabelle aus, auch wenn in der linken Tabelle keine Treffer sind</text:p>
      <text:p text:style-name="P16"><text:a xlink:type="simple" xlink:href="https://www.tutorialspoint.com/sql/sql-full-joins.htm" text:style-name="Internet_20_link" text:visited-style-name="Visited_20_Internet_20_Link">FULL JOIN:</text:a> gibt Zeilen zurück, wenn ein Treffer in einer der beiden Tabellen erzielt wird</text:p>
      <text:p text:style-name="P16"><text:a xlink:type="simple" xlink:href="https://www.tutorialspoint.com/sql/sql-self-joins.htm" text:style-name="Internet_20_link" text:visited-style-name="Visited_20_Internet_20_Link">SELF JOIN:</text:a> wird verwendet, damit eine Tabelle sich selbst joint, als wären es zwei Tabellen; temporär wird eine Tabelle im SQL-Statement umbenannt</text:p>
      <text:p text:style-name="P16"><text:a xlink:type="simple" xlink:href="https://www.tutorialspoint.com/sql/sql-cartesian-joins.htm" text:style-name="Internet_20_link" text:visited-style-name="Visited_20_Internet_20_Link">CARTESIAN JOIN:</text:a> gibt das kartesische Produkt der Sets von Records für 2 oder mehr gejointe Tabellen zurück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18T10:32:35</meta:creation-date>
    <dc:date>2017-01-25T15:26:52</dc:date>
    <meta:editing-duration>P1DT22H54M14S</meta:editing-duration>
    <meta:editing-cycles>62</meta:editing-cycles>
    <meta:generator>OpenOffice/4.1.3$Unix OpenOffice.org_project/413m1$Build-9783</meta:generator>
    <meta:document-statistic meta:table-count="0" meta:image-count="0" meta:object-count="0" meta:page-count="4" meta:paragraph-count="101" meta:word-count="626" meta:character-count="4572"/>
  </office:meta>
</office:document-meta>
</file>